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91FD3D7A0E2F17A9FC.png" manifest:media-type="image/png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7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8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0" style:family="paragraph" style:parent-style-name="Standard" style:list-style-name="L34">
      <style:text-properties style:text-position="0% 100%" fo:font-weight="normal" officeooo:rsid="014600e5" officeooo:paragraph-rsid="014600e5" style:font-weight-asian="normal" style:font-weight-complex="normal"/>
    </style:style>
    <style:style style:name="P191" style:family="paragraph" style:parent-style-name="Standard" style:list-style-name="L34">
      <style:text-properties style:text-position="0% 100%" fo:font-weight="normal" officeooo:rsid="0148bf36" officeooo:paragraph-rsid="0148bf36" style:font-weight-asian="normal" style:font-weight-complex="normal"/>
    </style:style>
    <style:style style:name="P192" style:family="paragraph" style:parent-style-name="Standard" style:list-style-name="L34">
      <style:text-properties style:text-position="0% 100%" fo:font-weight="normal" officeooo:rsid="0148d30f" officeooo:paragraph-rsid="0148d30f" style:font-weight-asian="normal" style:font-weight-complex="normal"/>
    </style:style>
    <style:style style:name="P193" style:family="paragraph" style:parent-style-name="Standard" style:list-style-name="L34">
      <style:text-properties style:text-position="0% 100%" fo:font-weight="normal" officeooo:rsid="014965b4" officeooo:paragraph-rsid="014965b4" style:font-weight-asian="normal" style:font-weight-complex="normal"/>
    </style:style>
    <style:style style:name="P194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195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196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197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198" style:family="paragraph" style:parent-style-name="Standard">
      <style:text-properties style:text-position="0% 100%" fo:font-weight="normal" officeooo:rsid="014fe1bd" officeooo:paragraph-rsid="014fe1bd" style:font-weight-asian="normal" style:font-weight-complex="normal"/>
    </style:style>
    <style:style style:name="P199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00" style:family="paragraph" style:parent-style-name="Standard" style:list-style-name="L36">
      <style:text-properties style:text-position="0% 100%" fo:font-weight="normal" officeooo:rsid="01519d48" officeooo:paragraph-rsid="0153bc67" style:font-weight-asian="normal" style:font-weight-complex="normal"/>
    </style:style>
    <style:style style:name="P201" style:family="paragraph" style:parent-style-name="Standard" style:list-style-name="L36">
      <style:text-properties style:text-position="0% 100%" fo:font-weight="normal" officeooo:rsid="015949cd" officeooo:paragraph-rsid="015949cd" style:font-weight-asian="normal" style:font-weight-complex="normal"/>
    </style:style>
    <style:style style:name="P202" style:family="paragraph" style:parent-style-name="Standard" style:list-style-name="L36">
      <style:text-properties style:text-position="0% 100%" fo:font-weight="normal" officeooo:rsid="015ba627" officeooo:paragraph-rsid="015ba627" style:font-weight-asian="normal" style:font-weight-complex="normal"/>
    </style:style>
    <style:style style:name="P203" style:family="paragraph" style:parent-style-name="Standard" style:list-style-name="L36">
      <style:text-properties style:text-position="0% 100%" fo:font-weight="normal" officeooo:rsid="015c6a2e" officeooo:paragraph-rsid="015c6a2e" style:font-weight-asian="normal" style:font-weight-complex="normal"/>
    </style:style>
    <style:style style:name="P204" style:family="paragraph" style:parent-style-name="Standard" style:list-style-name="L36">
      <style:text-properties style:text-position="0% 100%" fo:font-weight="normal" officeooo:rsid="015dcd2e" officeooo:paragraph-rsid="015dcd2e" style:font-weight-asian="normal" style:font-weight-complex="normal"/>
    </style:style>
    <style:style style:name="P205" style:family="paragraph" style:parent-style-name="Standard" style:list-style-name="L36">
      <style:text-properties style:text-position="0% 100%" fo:font-weight="normal" officeooo:rsid="0162d38a" officeooo:paragraph-rsid="0162d38a" style:font-weight-asian="normal" style:font-weight-complex="normal"/>
    </style:style>
    <style:style style:name="P206" style:family="paragraph" style:parent-style-name="Standard" style:list-style-name="L36">
      <style:text-properties style:text-position="0% 100%" fo:font-weight="normal" officeooo:rsid="0163ec6c" officeooo:paragraph-rsid="0163ec6c" style:font-weight-asian="normal" style:font-weight-complex="normal"/>
    </style:style>
    <style:style style:name="P207" style:family="paragraph" style:parent-style-name="Standard" style:list-style-name="L36">
      <style:text-properties style:text-position="0% 100%" fo:font-weight="normal" officeooo:rsid="01654712" officeooo:paragraph-rsid="01654712" style:font-weight-asian="normal" style:font-weight-complex="normal"/>
    </style:style>
    <style:style style:name="P208" style:family="paragraph" style:parent-style-name="Standard" style:list-style-name="L36">
      <style:text-properties style:text-position="0% 100%" fo:font-weight="normal" officeooo:rsid="0166c384" officeooo:paragraph-rsid="0166c384" style:font-weight-asian="normal" style:font-weight-complex="normal"/>
    </style:style>
    <style:style style:name="P209" style:family="paragraph" style:parent-style-name="Standard">
      <style:text-properties style:text-position="0% 100%" fo:font-weight="normal" officeooo:rsid="016d3faf" officeooo:paragraph-rsid="016d3faf" style:font-weight-asian="normal" style:font-weight-complex="normal"/>
    </style:style>
    <style:style style:name="P210" style:family="paragraph" style:parent-style-name="Standard">
      <style:text-properties style:text-position="0% 100%" fo:font-weight="normal" officeooo:rsid="016d4255" officeooo:paragraph-rsid="016d4255" style:font-weight-asian="normal" style:font-weight-complex="normal"/>
    </style:style>
    <style:style style:name="P211" style:family="paragraph" style:parent-style-name="Standard" style:list-style-name="L37">
      <style:text-properties style:text-position="0% 100%" fo:font-weight="normal" officeooo:rsid="016e5f97" officeooo:paragraph-rsid="016e5f97" style:font-weight-asian="normal" style:font-weight-complex="normal"/>
    </style:style>
    <style:style style:name="P212" style:family="paragraph" style:parent-style-name="Standard" style:list-style-name="L37">
      <style:text-properties style:text-position="0% 100%" fo:font-weight="normal" officeooo:rsid="0170cff6" officeooo:paragraph-rsid="0170cff6" style:font-weight-asian="normal" style:font-weight-complex="normal"/>
    </style:style>
    <style:style style:name="P213" style:family="paragraph" style:parent-style-name="Standard" style:list-style-name="L37">
      <style:text-properties style:text-position="0% 100%" fo:font-weight="normal" officeooo:rsid="0175918e" officeooo:paragraph-rsid="0175918e" style:font-weight-asian="normal" style:font-weight-complex="normal"/>
    </style:style>
    <style:style style:name="P214" style:family="paragraph" style:parent-style-name="Standard">
      <style:text-properties style:text-position="0% 100%" fo:font-weight="normal" officeooo:rsid="0175918e" officeooo:paragraph-rsid="0175918e" style:font-weight-asian="normal" style:font-weight-complex="normal"/>
    </style:style>
    <style:style style:name="P215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216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217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218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219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220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221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222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223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24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25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26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27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28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29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30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31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32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33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34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35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36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37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38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39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40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41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42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43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44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45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46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47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48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49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50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51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52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53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54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55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56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57" style:family="paragraph" style:parent-style-name="Standard" style:list-style-name="L32">
      <style:text-properties style:text-position="0% 100%" fo:font-weight="bold" officeooo:rsid="013e7f38" officeooo:paragraph-rsid="013e7f38" style:font-weight-asian="bold" style:font-weight-complex="bold"/>
    </style:style>
    <style:style style:name="P258" style:family="paragraph" style:parent-style-name="Standard" style:list-style-name="L32">
      <style:text-properties style:text-position="0% 100%" fo:font-weight="bold" officeooo:rsid="0140bb2c" officeooo:paragraph-rsid="0140bb2c" style:font-weight-asian="bold" style:font-weight-complex="bold"/>
    </style:style>
    <style:style style:name="P259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260" style:family="paragraph" style:parent-style-name="Standard" style:list-style-name="L34">
      <style:text-properties style:text-position="0% 100%" fo:font-weight="bold" officeooo:rsid="01437688" officeooo:paragraph-rsid="01437688" style:font-weight-asian="bold" style:font-weight-complex="bold"/>
    </style:style>
    <style:style style:name="P261" style:family="paragraph" style:parent-style-name="Standard" style:list-style-name="L34">
      <style:text-properties style:text-position="0% 100%" fo:font-weight="bold" officeooo:rsid="01437688" officeooo:paragraph-rsid="01440ff2" style:font-weight-asian="bold" style:font-weight-complex="bold"/>
    </style:style>
    <style:style style:name="P262" style:family="paragraph" style:parent-style-name="Standard" style:list-style-name="L34">
      <style:text-properties style:text-position="0% 100%" fo:font-weight="bold" officeooo:rsid="01499ef7" officeooo:paragraph-rsid="01499ef7" style:font-weight-asian="bold" style:font-weight-complex="bold"/>
    </style:style>
    <style:style style:name="P263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264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265" style:family="paragraph" style:parent-style-name="Standard">
      <style:text-properties style:text-position="0% 100%" fo:font-weight="bold" officeooo:rsid="01519d48" officeooo:paragraph-rsid="01519d48" style:font-weight-asian="bold" style:font-weight-complex="bold"/>
    </style:style>
    <style:style style:name="P266" style:family="paragraph" style:parent-style-name="Standard">
      <style:text-properties style:text-position="0% 100%" fo:font-weight="bold" officeooo:rsid="002a314f" officeooo:paragraph-rsid="0114eaf8" style:font-weight-asian="bold" style:font-weight-complex="bold"/>
    </style:style>
    <style:style style:name="P267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268" style:family="paragraph" style:parent-style-name="Standard" style:list-style-name="L36">
      <style:text-properties style:text-position="0% 100%" fo:font-weight="bold" officeooo:rsid="015949cd" officeooo:paragraph-rsid="015949cd" style:font-weight-asian="bold" style:font-weight-complex="bold"/>
    </style:style>
    <style:style style:name="P269" style:family="paragraph" style:parent-style-name="Standard" style:list-style-name="L36">
      <style:text-properties style:text-position="0% 100%" fo:font-weight="bold" officeooo:rsid="015a7d66" officeooo:paragraph-rsid="015a7d66" style:font-weight-asian="bold" style:font-weight-complex="bold"/>
    </style:style>
    <style:style style:name="P270" style:family="paragraph" style:parent-style-name="Standard" style:list-style-name="L36">
      <style:text-properties style:text-position="0% 100%" fo:font-weight="bold" officeooo:rsid="015dcd2e" officeooo:paragraph-rsid="015dcd2e" style:font-weight-asian="bold" style:font-weight-complex="bold"/>
    </style:style>
    <style:style style:name="P271" style:family="paragraph" style:parent-style-name="Standard" style:list-style-name="L36">
      <style:text-properties style:text-position="0% 100%" fo:font-weight="bold" officeooo:rsid="0162d38a" officeooo:paragraph-rsid="0162d38a" style:font-weight-asian="bold" style:font-weight-complex="bold"/>
    </style:style>
    <style:style style:name="P272" style:family="paragraph" style:parent-style-name="Standard">
      <style:text-properties style:text-position="0% 100%" fo:font-weight="bold" officeooo:rsid="016ca9d0" officeooo:paragraph-rsid="016ca9d0" style:font-weight-asian="bold" style:font-weight-complex="bold"/>
    </style:style>
    <style:style style:name="P273" style:family="paragraph" style:parent-style-name="Standard">
      <style:text-properties style:text-position="0% 100%" fo:font-weight="bold" officeooo:rsid="0176af60" officeooo:paragraph-rsid="0176af60" style:font-weight-asian="bold" style:font-weight-complex="bold"/>
    </style:style>
    <style:style style:name="P274" style:family="paragraph" style:parent-style-name="Standard">
      <style:text-properties style:text-position="0% 100%" fo:font-weight="bold" officeooo:rsid="017aa8da" officeooo:paragraph-rsid="017aa8da" style:font-weight-asian="bold" style:font-weight-complex="bold"/>
    </style:style>
    <style:style style:name="P275" style:family="paragraph" style:parent-style-name="Standard" style:list-style-name="L38">
      <style:text-properties style:text-position="0% 100%" fo:font-weight="bold" officeooo:rsid="017aa8da" officeooo:paragraph-rsid="017aa8da" style:font-weight-asian="bold" style:font-weight-complex="bold"/>
    </style:style>
    <style:style style:name="P276" style:family="paragraph" style:parent-style-name="Standard">
      <style:text-properties style:text-position="0% 100%" fo:font-weight="bold" officeooo:rsid="017e3c9b" officeooo:paragraph-rsid="017e3c9b" style:font-weight-asian="bold" style:font-weight-complex="bold"/>
    </style:style>
    <style:style style:name="P277" style:family="paragraph" style:parent-style-name="Standard" style:list-style-name="L38">
      <style:text-properties style:text-position="0% 100%" fo:font-weight="bold" officeooo:rsid="017f1c31" officeooo:paragraph-rsid="017f1c31" style:font-weight-asian="bold" style:font-weight-complex="bold"/>
    </style:style>
    <style:style style:name="P278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279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280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281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282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283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284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285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286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287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288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289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290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291" style:family="paragraph" style:parent-style-name="Standard" style:list-style-name="L27"/>
    <style:style style:name="P292" style:family="paragraph" style:parent-style-name="Standard" style:list-style-name="L27">
      <style:text-properties officeooo:rsid="010842f6" officeooo:paragraph-rsid="010842f6"/>
    </style:style>
    <style:style style:name="P293" style:family="paragraph" style:parent-style-name="Standard" style:list-style-name="L27">
      <style:text-properties officeooo:rsid="01085f2f" officeooo:paragraph-rsid="01085f2f"/>
    </style:style>
    <style:style style:name="P294" style:family="paragraph" style:parent-style-name="Standard" style:list-style-name="L36">
      <style:text-properties officeooo:paragraph-rsid="01654712"/>
    </style:style>
    <style:style style:name="P29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P29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6ca9d0" officeooo:paragraph-rsid="016ca9d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normal" officeooo:rsid="015ee97d" style:font-weight-asian="normal" style:font-weight-complex="normal"/>
    </style:style>
    <style:style style:name="T21" style:family="text">
      <style:text-properties fo:font-weight="normal" officeooo:rsid="015fbe2b" style:font-weight-asian="normal" style:font-weight-complex="normal"/>
    </style:style>
    <style:style style:name="T22" style:family="text">
      <style:text-properties fo:font-weight="normal" officeooo:rsid="017be8d0" style:font-weight-asian="normal" style:font-weight-complex="normal"/>
    </style:style>
    <style:style style:name="T23" style:family="text">
      <style:text-properties fo:font-weight="normal" officeooo:rsid="017f1c31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654712" style:font-weight-asian="bold" style:font-weight-complex="bold"/>
    </style:style>
    <style:style style:name="T26" style:family="text">
      <style:text-properties officeooo:rsid="003f9a43"/>
    </style:style>
    <style:style style:name="T27" style:family="text">
      <style:text-properties officeooo:rsid="00430039"/>
    </style:style>
    <style:style style:name="T28" style:family="text">
      <style:text-properties officeooo:rsid="0046b029"/>
    </style:style>
    <style:style style:name="T29" style:family="text">
      <style:text-properties officeooo:rsid="004b882e"/>
    </style:style>
    <style:style style:name="T30" style:family="text">
      <style:text-properties officeooo:rsid="00532ad5"/>
    </style:style>
    <style:style style:name="T31" style:family="text">
      <style:text-properties officeooo:rsid="005db356"/>
    </style:style>
    <style:style style:name="T32" style:family="text">
      <style:text-properties officeooo:rsid="00646b08"/>
    </style:style>
    <style:style style:name="T33" style:family="text">
      <style:text-properties officeooo:rsid="006ad065"/>
    </style:style>
    <style:style style:name="T34" style:family="text">
      <style:text-properties style:text-position="0% 100%"/>
    </style:style>
    <style:style style:name="T35" style:family="text">
      <style:text-properties style:text-position="0% 100%" fo:font-weight="normal" style:font-weight-asian="normal" style:font-weight-complex="normal"/>
    </style:style>
    <style:style style:name="T36" style:family="text">
      <style:text-properties style:text-position="0% 100%" fo:font-weight="normal" officeooo:rsid="00cbc608" style:font-weight-asian="normal" style:font-weight-complex="normal"/>
    </style:style>
    <style:style style:name="T37" style:family="text">
      <style:text-properties style:text-position="0% 100%" fo:font-weight="normal" officeooo:rsid="00cca754" style:font-weight-asian="normal" style:font-weight-complex="normal"/>
    </style:style>
    <style:style style:name="T38" style:family="text">
      <style:text-properties style:text-position="0% 100%" fo:font-weight="bold" officeooo:rsid="00cbc608" style:font-weight-asian="bold" style:font-weight-complex="bold"/>
    </style:style>
    <style:style style:name="T39" style:family="text">
      <style:text-properties style:text-position="0% 100%" fo:font-weight="bold" officeooo:rsid="00cdce83" style:font-weight-asian="bold" style:font-weight-complex="bold"/>
    </style:style>
    <style:style style:name="T40" style:family="text">
      <style:text-properties officeooo:rsid="0077b5dd"/>
    </style:style>
    <style:style style:name="T41" style:family="text">
      <style:text-properties officeooo:rsid="009375b6"/>
    </style:style>
    <style:style style:name="T42" style:family="text">
      <style:text-properties officeooo:rsid="009efe69"/>
    </style:style>
    <style:style style:name="T43" style:family="text">
      <style:text-properties officeooo:rsid="00a37641"/>
    </style:style>
    <style:style style:name="T44" style:family="text">
      <style:text-properties officeooo:rsid="00130c0a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style:text-line-through-style="none" style:text-line-through-type="none" officeooo:rsid="00b80393"/>
    </style:style>
    <style:style style:name="T47" style:family="text">
      <style:text-properties style:text-line-through-style="none" style:text-line-through-type="none" fo:font-weight="bold" style:font-weight-asian="bold" style:font-weight-complex="bold"/>
    </style:style>
    <style:style style:name="T48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49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50" style:family="text">
      <style:text-properties style:text-line-through-style="none" style:text-line-through-type="none" officeooo:rsid="00bb04b9"/>
    </style:style>
    <style:style style:name="T51" style:family="text">
      <style:text-properties style:text-line-through-style="none" style:text-line-through-type="none" officeooo:rsid="00bc948c"/>
    </style:style>
    <style:style style:name="T52" style:family="text">
      <style:text-properties style:text-line-through-style="none" style:text-line-through-type="none" officeooo:rsid="00be0617"/>
    </style:style>
    <style:style style:name="T53" style:family="text">
      <style:text-properties style:text-line-through-style="none" style:text-line-through-type="none" officeooo:rsid="00c07c31"/>
    </style:style>
    <style:style style:name="T54" style:family="text">
      <style:text-properties officeooo:rsid="00c94155"/>
    </style:style>
    <style:style style:name="T55" style:family="text">
      <style:text-properties officeooo:rsid="00d5261e"/>
    </style:style>
    <style:style style:name="T56" style:family="text">
      <style:text-properties officeooo:rsid="00e54534"/>
    </style:style>
    <style:style style:name="T57" style:family="text">
      <style:text-properties officeooo:rsid="00e74942"/>
    </style:style>
    <style:style style:name="T58" style:family="text">
      <style:text-properties officeooo:rsid="00e7cbc1"/>
    </style:style>
    <style:style style:name="T59" style:family="text">
      <style:text-properties officeooo:rsid="00ec0776"/>
    </style:style>
    <style:style style:name="T60" style:family="text">
      <style:text-properties officeooo:rsid="00f0e9ba"/>
    </style:style>
    <style:style style:name="T61" style:family="text">
      <style:text-properties officeooo:rsid="00f5f769"/>
    </style:style>
    <style:style style:name="T62" style:family="text">
      <style:text-properties officeooo:rsid="0106525a"/>
    </style:style>
    <style:style style:name="T63" style:family="text">
      <style:text-properties officeooo:rsid="010e8045"/>
    </style:style>
    <style:style style:name="T64" style:family="text">
      <style:text-properties officeooo:rsid="012cbcd1"/>
    </style:style>
    <style:style style:name="T65" style:family="text">
      <style:text-properties officeooo:rsid="01440ff2"/>
    </style:style>
    <style:style style:name="T66" style:family="text">
      <style:text-properties officeooo:rsid="014bcdb2"/>
    </style:style>
    <style:style style:name="T67" style:family="text">
      <style:text-properties officeooo:rsid="014f310b"/>
    </style:style>
    <style:style style:name="T68" style:family="text">
      <style:text-properties officeooo:rsid="0153bc67"/>
    </style:style>
    <style:style style:name="T69" style:family="text">
      <style:text-properties officeooo:rsid="015ba627"/>
    </style:style>
    <style:style style:name="T70" style:family="text">
      <style:text-properties officeooo:rsid="016907d6"/>
    </style:style>
    <style:style style:name="T71" style:family="text">
      <style:text-properties officeooo:rsid="0170cff6"/>
    </style:style>
    <style:style style:name="T72" style:family="text">
      <style:text-properties officeooo:rsid="01723ebb"/>
    </style:style>
    <style:style style:name="T73" style:family="text">
      <style:text-properties officeooo:rsid="0176af6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215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216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26">Bs</text:span> and web applications</text:p>
        </text:list-item>
        <text:list-item>
          <text:p text:style-name="P121"><text:span text:style-name="T24">memcached</text:span> – memory object caching system, <text:span text:style-name="T28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24">redis</text:span> – in-memory key-value store, <text:span text:style-name="T27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29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217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218">S3 intelligent tiering – <text:span text:style-name="T6">useful for unknown and unpredictable access patterns</text:span></text:p>
          <text:list>
            <text:list-item>
              <text:p text:style-name="P219"><text:span text:style-name="T30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220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221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31">SSE-C – server side</text:span> encryption that will use customer provided keys </text:p>
        </text:list-item>
        <text:list-item>
          <text:p text:style-name="P222">Client side encryption – <text:span text:style-name="T7">you encrypt the files before you upload them </text:span></text:p>
        </text:list-item>
        <text:list-item>
          <text:p text:style-name="P223"><text:span text:style-name="T1">Enforcing encryption on S3 buckets – </text:span><text:span text:style-name="T8">when PUT requests are received. </text:span><text:span text:style-name="T32">Create a bucket policy which denies any s3 put requests which doesnt include the following parameter.</text:span></text:p>
          <text:list>
            <text:list-item>
              <text:p text:style-name="P224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25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24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33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40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26">Define an API</text:p>
        </text:list-item>
        <text:list-item>
          <text:p text:style-name="P226">Define resources and nested resources </text:p>
        </text:list-item>
        <text:list-item>
          <text:p text:style-name="P226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26">deploy api to stage </text:p>
          <text:list>
            <text:list-item>
              <text:p text:style-name="P226">use API gateway domain</text:p>
            </text:list-item>
            <text:list-item>
              <text:p text:style-name="P226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41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24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42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43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27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278">flexible noSQL database for applications </text:p>
        </text:list-item>
        <text:list-item>
          <text:p text:style-name="P278">supports both document and key-value data models</text:p>
        </text:list-item>
        <text:list-item>
          <text:p text:style-name="P278">useful for mobile,web,gaming,ad-techIoT</text:p>
        </text:list-item>
        <text:list-item>
          <text:p text:style-name="P279">backed by ssds</text:p>
        </text:list-item>
        <text:list-item>
          <text:p text:style-name="P279">spread across 3 distint data centers </text:p>
        </text:list-item>
        <text:list-item>
          <text:p text:style-name="P279">has eventual consistent reads or strongly consistent reads</text:p>
        </text:list-item>
        <text:list-item>
          <text:p text:style-name="P280">made of tables – items, attributes, key and value</text:p>
          <text:list>
            <text:list-item>
              <text:p text:style-name="P281">can be written in JSON,HTML </text:p>
            </text:list-item>
          </text:list>
        </text:list-item>
        <text:list-item>
          <text:p text:style-name="P150"><text:span text:style-name="T46">S</text:span><text:span text:style-name="T45">tores 2 types of primary keys:</text:span></text:p>
          <text:list>
            <text:list-item>
              <text:p text:style-name="P150"><text:span text:style-name="T47">partition key – </text:span><text:span text:style-name="T45">unique attribute – user ID</text:span></text:p>
              <text:list>
                <text:list-item>
                  <text:p text:style-name="P282">its value is put into a hash function and that determines the physical location of where it will be stored</text:p>
                </text:list-item>
                <text:list-item>
                  <text:p text:style-name="P151"><text:span text:style-name="T50">NO 2 PARTITION KEYS WILL BE THE SAME</text:span><text:span text:style-name="T45"> </text:span></text:p>
                </text:list-item>
              </text:list>
            </text:list-item>
            <text:list-item>
              <text:p text:style-name="P150"><text:span text:style-name="T45"><text:s/></text:span><text:span text:style-name="T48">composite key – </text:span><text:span text:style-name="T50">combination of partition key and sort key</text:span></text:p>
              <text:list>
                <text:list-item>
                  <text:p text:style-name="P152"><text:span text:style-name="T50">u</text:span><text:span text:style-name="T45">seful where partition key isn’t unique</text:span></text:p>
                </text:list-item>
                <text:list-item>
                  <text:p text:style-name="P284">ex forum posts – partition key – userID, sort key – timestamp of the post</text:p>
                  <text:list>
                    <text:list-item>
                      <text:p text:style-name="P152"><text:span text:style-name="T51">items with the same partition key are stored together and they sorted according </text:span><text:span text:style-name="T52">to</text:span><text:span text:style-name="T51"> the sort key </text:span><text:span text:style-name="T45"><text:s/></text:span></text:p>
                    </text:list-item>
                  </text:list>
                </text:list-item>
                <text:list-item>
                  <text:p text:style-name="P284"/>
                </text:list-item>
              </text:list>
            </text:list-item>
            <text:list-item>
              <text:p text:style-name="P285"/>
            </text:list-item>
          </text:list>
        </text:list-item>
        <text:list-item>
          <text:p text:style-name="P150"><text:span text:style-name="T45"><text:s/></text:span><text:span text:style-name="T49">Security is managed by IAM – </text:span><text:span text:style-name="T53">create users to access and create DynamoDB tables, also create a role or use </text:span><text:span text:style-name="T49">IAM condition to restrict user access to their own records</text:span></text:p>
          <text:list>
            <text:list-item>
              <text:p text:style-name="P153"><text:span text:style-name="T49">e</text:span><text:span text:style-name="T47">x. </text:span><text:span text:style-name="T45">mobile game with users and scoreboard</text:span></text:p>
            </text:list-item>
          </text:list>
        </text:list-item>
        <text:list-item>
          <text:p text:style-name="P283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54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28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28"><text:span text:style-name="T11">ex. partition key – userID, sort key – account creation date</text:span> </text:p>
            </text:list-item>
          </text:list>
        </text:list-item>
        <text:list-item>
          <text:p text:style-name="P229">global secondary index - </text:p>
          <text:list>
            <text:list-item>
              <text:p text:style-name="P229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38">Query – </text:span><text:span text:style-name="T36">finds items in a tabled based on primary key and a distinct value </text:span><text:span text:style-name="T37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286"><text:span text:style-name="T34">use the ProjectionExpression parameter </text:span><text:span text:style-name="T35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288"><text:span text:style-name="T35">reverse the order with </text:span><text:span text:style-name="T34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38">Scan – </text:span><text:span text:style-name="T39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287"><text:span text:style-name="T34">use the ProjectionExpression parameter </text:span><text:span text:style-name="T35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30">know scans process data sequentially returning 1MB incremements. It can only scan 1 partition at a time</text:p>
        </text:list-item>
        <text:list-item>
          <text:p text:style-name="P230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55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60">(uses write-through cache)</text:span></text:p>
      <text:p text:style-name="P168">ex. adding a new item </text:p>
      <text:p text:style-name="P93">Allows you to point DynamoDB API calls to the DAX cluster fir<text:span text:style-name="T56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57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58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59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61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24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24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62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291">A DynamoDB stream is an<text:span text:style-name="T24"> ordered flow of information about changes to items</text:span> in an Amazon DynamoDB table.</text:p>
        </text:list-item>
        <text:list-item>
          <text:p text:style-name="P292">Events are recored in near real-time </text:p>
        </text:list-item>
        <text:list-item>
          <text:p text:style-name="P293">event source for lambda, can trigger lambda basically!</text:p>
        </text:list-item>
        <text:list-item>
          <text:p text:style-name="P291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24">exponential backoff –</text:span> <text:span text:style-name="T63">all aws sdks use exponential baackoff, app will wait longer before retrying again. First 50 ms, then 100 ms, then 200 ms, </text:span></text:p>
        </text:list-item>
        <text:list-item>
          <text:p text:style-name="P231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24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44">fileb://</text:span>hi.txt --output text --query CiphertextBlob | base64 --decode &gt; <text:span text:style-name="T44">encrypted.txt</text:span></text:p>
      <text:p text:style-name="P102"/>
      <text:p text:style-name="P102">aws kms decrypt --ciphertext-blob <text:span text:style-name="T44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44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289">Take your master key to encrypt envelope key, and envelope key is used to encrypt data </text:p>
      <text:p text:style-name="P290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295">More notes on other AWS Services</text:p>
      <text:p text:style-name="P184"/>
      <text:p text:style-name="P232">More notes on SQS</text:p>
      <text:list xml:id="list2605550248" text:style-name="L29">
        <text:list-item>
          <text:p text:style-name="P185">web service message queue service that can be used to store messages until a computer can process them </text:p>
        </text:list-item>
        <text:list-item>
          <text:p text:style-name="P186">distributed queue system </text:p>
        </text:list-item>
        <text:list-item>
          <text:p text:style-name="P233">short polling – <text:span text:style-name="T1">keep polling the queue for more work</text:span></text:p>
        </text:list-item>
        <text:list-item>
          <text:p text:style-name="P233">long polling – <text:span text:style-name="T1">respond when messages are finally in the queue</text:span></text:p>
        </text:list-item>
        <text:list-item>
          <text:p text:style-name="P234">useful for decoupling components and easing message management between these components</text:p>
        </text:list-item>
        <text:list-item>
          <text:p text:style-name="P235">standard – <text:span text:style-name="T1">standard queues are delivered at least once , </text:span><text:span text:style-name="T15">no ordering</text:span></text:p>
          <text:list>
            <text:list-item>
              <text:p text:style-name="P236">you need to provide another application to help with ordering </text:p>
            </text:list-item>
          </text:list>
        </text:list-item>
        <text:list-item>
          <text:p text:style-name="P235">FIFO – <text:span text:style-name="T1">first in, first processed, </text:span><text:span text:style-name="T16">liit to 300 transactions per secondary</text:span></text:p>
        </text:list-item>
        <text:list-item>
          <text:p text:style-name="P237">messages are 256kb in size </text:p>
        </text:list-item>
        <text:list-item>
          <text:p text:style-name="P238"><text:span text:style-name="T1">kept from 1 min to 14 days in the queue</text:span></text:p>
        </text:list-item>
        <text:list-item>
          <text:p text:style-name="P238"><text:span text:style-name="T1">default retention period is 4 days </text:span></text:p>
        </text:list-item>
        <text:list-item>
          <text:p text:style-name="P239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40"><text:span text:style-name="T1">message is deleted after processed</text:span></text:p>
            </text:list-item>
            <text:list-item>
              <text:p text:style-name="P240"><text:soft-page-break/><text:span text:style-name="T1">message becomes visible if no computer processes it </text:span></text:p>
            </text:list-item>
            <text:list-item>
              <text:p text:style-name="P242">timeout can range from 30 seconds to 12 hrs </text:p>
            </text:list-item>
          </text:list>
        </text:list-item>
      </text:list>
      <text:p text:style-name="P241"><text:span text:style-name="T1"/></text:p>
      <text:p text:style-name="P243">More on SNS </text:p>
      <text:p text:style-name="P187">amazon’s managed notification service </text:p>
      <text:list xml:id="list2861060076" text:style-name="L30">
        <text:list-item>
          <text:p text:style-name="P188">flexible, scalable, cost-efficient </text:p>
        </text:list-item>
        <text:list-item>
          <text:p text:style-name="P189">push notifications to numerous devices</text:p>
        </text:list-item>
        <text:list-item>
          <text:p text:style-name="P244">make a topic –<text:span text:style-name="T1"> </text:span><text:span text:style-name="T64">access point where devices subscribe, </text:span><text:span text:style-name="T1">group of devices to receive these messages </text:span></text:p>
        </text:list-item>
        <text:list-item>
          <text:p text:style-name="P245">all messages are stored redundantly across multiple AZ’s</text:p>
        </text:list-item>
        <text:list-item>
          <text:p text:style-name="P246"><text:span text:style-name="T1">push-based deliver</text:span></text:p>
        </text:list-item>
        <text:list-item>
          <text:p text:style-name="P247"><text:span text:style-name="T1">payasyougo</text:span></text:p>
          <text:list>
            <text:list-item>
              <text:p text:style-name="P247"><text:span text:style-name="T1">.</text:span><text:span text:style-name="T18">50 per 1 million requests </text:span></text:p>
            </text:list-item>
            <text:list-item>
              <text:p text:style-name="P247"><text:span text:style-name="T18">.06 per 100000 per http requests </text:span></text:p>
            </text:list-item>
            <text:list-item>
              <text:p text:style-name="P247"><text:span text:style-name="T18">.75 per 100 notifications over SMS</text:span></text:p>
            </text:list-item>
            <text:list-item>
              <text:p text:style-name="P249"><text:span text:style-name="T18">2.</text:span><text:span text:style-name="T1">00 per 100000 notifications over email</text:span></text:p>
            </text:list-item>
          </text:list>
        </text:list-item>
      </text:list>
      <text:p text:style-name="P248"><text:span text:style-name="T1"/></text:p>
      <text:p text:style-name="P250">SES vs SNS</text:p>
      <text:p text:style-name="P250">SES<text:span text:style-name="T1"> – simple email service </text:span></text:p>
      <text:p text:style-name="P250"><text:span text:style-name="T1">scalable email service to help with marketing services (think mailchimp for AWS) </text:span></text:p>
      <text:list xml:id="list1785934074" text:style-name="L31">
        <text:list-item>
          <text:p text:style-name="P251"><text:span text:style-name="T1">automated emails </text:span></text:p>
        </text:list-item>
        <text:list-item>
          <text:p text:style-name="P251"><text:span text:style-name="T1">purchase confirmations</text:span></text:p>
        </text:list-item>
        <text:list-item>
          <text:p text:style-name="P251"><text:span text:style-name="T1">shipping notifications</text:span></text:p>
        </text:list-item>
        <text:list-item>
          <text:p text:style-name="P251"><text:span text:style-name="T1">order status updates </text:span></text:p>
        </text:list-item>
        <text:list-item>
          <text:p text:style-name="P251"><text:span text:style-name="T1">online retail business that needs customers about sales promotions and discounts </text:span></text:p>
        </text:list-item>
      </text:list>
      <text:p text:style-name="P252"><text:span text:style-name="T1"/></text:p>
      <text:p text:style-name="P253">More on Elastic Beanstalk 101</text:p>
      <text:p text:style-name="P254">service for scaling web applications in many languages</text:p>
      <text:p text:style-name="P254">Developers focus on writing code. Elastic beanstalk handles the rest </text:p>
      <text:list xml:id="list900216026" text:style-name="L32">
        <text:list-item>
          <text:p text:style-name="P255"><text:span text:style-name="T1">you upload the code</text:span></text:p>
        </text:list-item>
        <text:list-item>
          <text:p text:style-name="P255"><text:span text:style-name="T1">it configures the environment </text:span></text:p>
        </text:list-item>
        <text:list-item>
          <text:p text:style-name="P256"><text:span text:style-name="T1">elastic beanstalk is using zip folder while cloudformation are templates in JSON </text:span></text:p>
        </text:list-item>
        <text:list-item>
          <text:p text:style-name="P257"><text:span text:style-name="T1">you have full admin control over the resources </text:span></text:p>
        </text:list-item>
        <text:list-item>
          <text:p text:style-name="P257"><text:span text:style-name="T1">all updates are applied by elastic beanstalk (such as updates for dependencies) </text:span></text:p>
        </text:list-item>
        <text:list-item>
          <text:p text:style-name="P257"><text:span text:style-name="T1">integrates with cloudwatch and x-ray</text:span></text:p>
        </text:list-item>
        <text:list-item>
          <text:p text:style-name="P258"><text:span text:style-name="T1">updates, monitoring, metrics, and health-checks all included</text:span></text:p>
        </text:list-item>
      </text:list>
      <text:p text:style-name="P184"/>
      <text:p text:style-name="P259">More on deployment policies </text:p>
      <text:list xml:id="list2829302693" text:style-name="L34">
        <text:list-item>
          <text:p text:style-name="P261"><text:span text:style-name="T65">all at once</text:span></text:p>
          <text:list>
            <text:list-item>
              <text:p text:style-name="P190">deploys all new version to all instances</text:p>
            </text:list-item>
            <text:list-item>
              <text:p text:style-name="P190">all instances out of service while new code is deployed </text:p>
            </text:list-item>
            <text:list-item>
              <text:p text:style-name="P190">DO NOT USE FOR MISSION-CRITICAL CHANGES</text:p>
            </text:list-item>
            <text:list-item>
              <text:p text:style-name="P190">LONGER TIME FOR ROLLING BACK CHANGES</text:p>
            </text:list-item>
            <text:list-item>
              <text:p text:style-name="P193">Use only in DEV Environments</text:p>
            </text:list-item>
          </text:list>
        </text:list-item>
        <text:list-item>
          <text:p text:style-name="P261"><text:span text:style-name="T65">rolling</text:span></text:p>
          <text:list>
            <text:list-item>
              <text:p text:style-name="P191">deploy new version in batches </text:p>
            </text:list-item>
            <text:list-item>
              <text:p text:style-name="P191">some instances are taken out during the new version being pushed</text:p>
            </text:list-item>
            <text:list-item>
              <text:p text:style-name="P191">NOT IDEAL FOR PERFORMANCE SENSITIVE SYSTEMS </text:p>
            </text:list-item>
            <text:list-item>
              <text:p text:style-name="P191"/>
            </text:list-item>
          </text:list>
        </text:list-item>
        <text:list-item>
          <text:p text:style-name="P261"><text:soft-page-break/><text:span text:style-name="T65">rolling with additional batch</text:span></text:p>
          <text:list>
            <text:list-item>
              <text:p text:style-name="P192">launches an additional batch of instances</text:p>
            </text:list-item>
            <text:list-item>
              <text:p text:style-name="P192">deploys new version in batches </text:p>
            </text:list-item>
            <text:list-item>
              <text:p text:style-name="P192">doesn’t affect environment </text:p>
            </text:list-item>
            <text:list-item>
              <text:p text:style-name="P192">USEFUL FOR SYSTEMS THAT NEED FULL PERFORMANCE</text:p>
            </text:list-item>
          </text:list>
        </text:list-item>
        <text:list-item>
          <text:p text:style-name="P261"><text:span text:style-name="T65">immutable</text:span> </text:p>
          <text:list>
            <text:list-item>
              <text:p text:style-name="P260"><text:s/><text:span text:style-name="T19">deploys new version to fresh group of instances </text:span></text:p>
            </text:list-item>
            <text:list-item>
              <text:p text:style-name="P262"><text:span text:style-name="T1">when instances with new version pass health checks, they are put into your autoscaling group and older instances are terminated </text:span></text:p>
            </text:list-item>
            <text:list-item>
              <text:p text:style-name="P262"><text:span text:style-name="T1">B EST OPTION FOR MISSION CRITICAL SYSTEMS </text:span></text:p>
            </text:list-item>
            <text:list-item>
              <text:p text:style-name="P262"><text:span text:style-name="T1">fallback option is to terminate the new auto-scaling group</text:span></text:p>
            </text:list-item>
          </text:list>
        </text:list-item>
      </text:list>
      <text:p text:style-name="P263"/>
      <text:p text:style-name="P263">More on Elastic Beanstalk</text:p>
      <text:p text:style-name="P194">Use <text:span text:style-name="T24">elastic beanstalk configuration files </text:span>to specify elastic beanstalk configuration </text:p>
      <text:p text:style-name="P194">Written in YAML or JSON, <text:span text:style-name="T66">must have .config and saved in folder .ebextensions</text:span></text:p>
      <text:p text:style-name="P195">elasticbeanstalk.config → .ebextensions/</text:p>
      <text:p text:style-name="P195"/>
      <text:p text:style-name="P264">RDS and Elastic Beanstalk </text:p>
      <text:list xml:id="list2081925153" text:style-name="L35">
        <text:list-item>
          <text:p text:style-name="P196">you can launch RDS from within Elastic Beanstalk </text:p>
          <text:list>
            <text:list-item>
              <text:p text:style-name="P196">useful for dev and test environments</text:p>
            </text:list-item>
            <text:list-item>
              <text:p text:style-name="P196">not ideal for production environments <text:s/>because once elastic beanstalk environment is terminated, RDS is terminated, <text:span text:style-name="T67">DECOUPLE THEM</text:span></text:p>
            </text:list-item>
          </text:list>
        </text:list-item>
        <text:list-item>
          <text:p text:style-name="P197">decouple the RDS and Elastic beanstalk environments. </text:p>
          <text:list>
            <text:list-item>
              <text:p text:style-name="P197">Launch RDS seperately then couple it with elastic beanstalk </text:p>
            </text:list-item>
            <text:list-item>
              <text:p text:style-name="P199">modify security group in elastic beanstalk to talk to RDS via MySQl connection port 3306 </text:p>
            </text:list-item>
            <text:list-item>
              <text:p text:style-name="P199">provide connection data to application servers in Elastic beanstalk environment (endpoint, password,)</text:p>
            </text:list-item>
          </text:list>
        </text:list-item>
      </text:list>
      <text:p text:style-name="P198"/>
      <text:p text:style-name="P265">Notes on Kinesis</text:p>
      <text:list xml:id="list4061245207" text:style-name="L36">
        <text:list-item>
          <text:p text:style-name="P200">AWS service to manage streaming services</text:p>
        </text:list-item>
        <text:list-item>
          <text:p text:style-name="P200"><text:span text:style-name="T68">Ex.</text:span> can be purchases, video streaming, music streaming, e.g., <text:span text:style-name="T68">stock prices, game data , social network data , geospatial data, IoT sensor Data</text:span></text:p>
        </text:list-item>
        <text:list-item>
          <text:p text:style-name="P201">easiest way to load and analyze these database</text:p>
        </text:list-item>
        <text:list-item>
          <text:p text:style-name="P269">3 types of kinesis products</text:p>
        </text:list-item>
        <text:list-item>
          <text:p text:style-name="P268">Kinesis streams</text:p>
          <text:list>
            <text:list-item>
              <text:p text:style-name="P201">uses shards – individual streams to feed into your analysis tools, <text:span text:style-name="T69">these hold data, stored for 24 hours – 7 days </text:span></text:p>
            </text:list-item>
            <text:list-item>
              <text:p text:style-name="P202">ec2 instances(data consumers) process the shards and return analytic insights into it </text:p>
            </text:list-item>
            <text:list-item>
              <text:p text:style-name="P203">ex. predict the stock market </text:p>
            </text:list-item>
            <text:list-item>
              <text:p text:style-name="P204">After calculations are done, they are sent to storage services </text:p>
            </text:list-item>
            <text:list-item>
              <text:p text:style-name="P270">Shards – <text:span text:style-name="T1">5 transactions per second </text:span><text:span text:style-name="T21">with max read size of</text:span><text:span text:style-name="T1">2MB per second,</text:span><text:span text:style-name="T20"> </text:span><text:span text:style-name="T21">write 1000 records <text:s/>per second up to max size of 1MB per second </text:span></text:p>
            </text:list-item>
            <text:list-item>
              <text:p text:style-name="P271">stream – <text:span text:style-name="T1">sum of all capacities with shards grouped together</text:span></text:p>
            </text:list-item>
          </text:list>
        </text:list-item>
        <text:list-item>
          <text:p text:style-name="P268">Kinesis Firehouse</text:p>
          <text:list>
            <text:list-item>
              <text:p text:style-name="P205">producers send data over </text:p>
            </text:list-item>
            <text:list-item>
              <text:p text:style-name="P205">Firehouse doesn’t need shards, streams, e.g. It is automated </text:p>
            </text:list-item>
            <text:list-item>
              <text:p text:style-name="P205">Data can be collected and analyzed , then stored into s3 buckets </text:p>
            </text:list-item>
            <text:list-item>
              <text:p text:style-name="P206">No automatic data retention policy, NO DATA THAT IS STORED WILL BE DROPPED </text:p>
            </text:list-item>
            <text:list-item>
              <text:p text:style-name="P207">You can send data over to elasticsearch cluster </text:p>
              <text:p text:style-name="P294"><text:soft-page-break/><text:span text:style-name="T24">Elasticsearch –</text:span><text:span text:style-name="T25"> search and analytics engine able to process vast amounts of data (useful for analytics)</text:span></text:p>
            </text:list-item>
          </text:list>
        </text:list-item>
        <text:list-item>
          <text:p text:style-name="P268">Kinesis analytics – <text:span text:style-name="T70">Analysis service to analyze streams or firehouse </text:span></text:p>
          <text:list>
            <text:list-item>
              <text:p text:style-name="P208">Allows you to run sql queries as it exists on firehouse and streams and then store that data in s3, redshift, </text:p>
            </text:list-item>
            <text:list-item>
              <text:p text:style-name="P208">ANALYZE DATA WHILE ITS IN KINESIS USING SQL QUERY LANGUAGES </text:p>
            </text:list-item>
          </text:list>
        </text:list-item>
      </text:list>
      <text:p text:style-name="P184"/>
      <text:p text:style-name="P296">Notes on Developer theory</text:p>
      <text:p text:style-name="P272">Notes on Continuous Integration and Continuous Improvement (CI/DI)</text:p>
      <text:p text:style-name="P209">CI/CD are best practices for software development and deployment </text:p>
      <text:p text:style-name="P210">enable you to push changes faster to production code </text:p>
      <text:list xml:id="list3907977026" text:style-name="L37">
        <text:list-item>
          <text:p text:style-name="P211">Example of a workflow</text:p>
        </text:list-item>
        <text:list-item>
          <text:p text:style-name="P211">1.Code Repo → 2.build management system → 3.<text:span text:style-name="T71">Test framework → 4. make an exe out of code → 5.package the code and deploy to instances running the exe </text:span></text:p>
        </text:list-item>
        <text:list-item>
          <text:p text:style-name="P211"><text:s/><text:span text:style-name="T71">push your code</text:span></text:p>
        </text:list-item>
        <text:list-item>
          <text:p text:style-name="P212">it gets built</text:p>
        </text:list-item>
        <text:list-item>
          <text:p text:style-name="P212">then it gets tested (integration, functional, unit tests<text:span text:style-name="T72">)</text:span></text:p>
        </text:list-item>
        <text:list-item>
          <text:p text:style-name="P213">an exe is made</text:p>
        </text:list-item>
        <text:list-item>
          <text:p text:style-name="P213">code is pushed to computers(or mobile devices ) for running</text:p>
        </text:list-item>
      </text:list>
      <text:p text:style-name="P214"/>
      <text:p text:style-name="P276">CI – continuous integration is about integrating/merging the code changes frequently</text:p>
      <text:p text:style-name="P276">Contuous delivery is about automating the build,test,and deployment functions</text:p>
      <text:p text:style-name="P276">Continous deployment is automating the entire release process, deploying code into production as soon as it passes the release proceess</text:p>
      <text:p text:style-name="P273"/>
      <text:p text:style-name="P274"><text:span text:style-name="T1">types of products to run in AWS</text:span></text:p>
      <text:list xml:id="list2058243994" text:style-name="L38">
        <text:list-item>
          <text:p text:style-name="P275"><text:span text:style-name="T1">CodePipeline – all stages for create, deploying, and reintegrating code is this pipeline, </text:span><text:span text:style-name="T22">continuous deployment service</text:span></text:p>
        </text:list-item>
        <text:list-item>
          <text:p text:style-name="P275"><text:span text:style-name="T1">Codecommit – github repo </text:span></text:p>
        </text:list-item>
        <text:list-item>
          <text:p text:style-name="P275"><text:span text:style-name="T1">Codebuild – build the code – </text:span><text:span text:style-name="T23">compile source code</text:span></text:p>
        </text:list-item>
        <text:list-item>
          <text:p text:style-name="P275"><text:span text:style-name="T1">code deploy – make an exe out of it, </text:span><text:span text:style-name="T23">deploy it to ec2, on premise and lambda</text:span></text:p>
        </text:list-item>
        <text:list-item>
          <text:p text:style-name="P277"><text:span text:style-name="T23">C</text:span><text:span text:style-name="T1">odepipeline – CI/CD workflow tool, automate entire release process</text:span></text:p>
        </text:list-item>
      </text:list>
      <text:p text:style-name="P184"/>
      <text:p text:style-name="P184"><draw:frame draw:style-name="fr1" draw:name="Image2" text:anchor-type="paragraph" svg:width="6.9252in" svg:height="3.502in" draw:z-index="1"><draw:image xlink:href="Pictures/100002010000051300000291FD3D7A0E2F17A9FC.png" xlink:type="simple" xlink:show="embed" xlink:actuate="onLoad" loext:mime-type="image/png"/></draw:frame><text:soft-page-break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><text:soft-page-break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66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15:21:46.477325410</dc:date>
    <meta:editing-duration>PT17H13M4S</meta:editing-duration>
    <meta:editing-cycles>298</meta:editing-cycles>
    <meta:generator>LibreOffice/6.0.7.3$Linux_X86_64 LibreOffice_project/00m0$Build-3</meta:generator>
    <meta:document-statistic meta:table-count="0" meta:image-count="2" meta:object-count="0" meta:page-count="15" meta:paragraph-count="454" meta:word-count="3726" meta:character-count="22118" meta:non-whitespace-character-count="18875"/>
  </office:meta>
</office:document-meta>
</file>